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553cm"/>
    </style:style>
    <style:style style:name="co2" style:family="table-column">
      <style:table-column-properties fo:break-before="auto" style:column-width="2.087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3.235cm"/>
    </style:style>
    <style:style style:name="co6" style:family="table-column">
      <style:table-column-properties fo:break-before="auto" style:column-width="3.491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6.987cm"/>
    </style:style>
    <style:style style:name="co10" style:family="table-column">
      <style:table-column-properties fo:break-before="auto" style:column-width="1.57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Comma" style:data-style-name="N111"/>
    <style:style style:name="ce3" style:family="table-cell" style:parent-style-name="Default" style:data-style-name="N111"/>
    <style:style style:name="ce4" style:family="table-cell" style:parent-style-name="Comma" style:data-style-name="N118"/>
    <style:style style:name="ce5" style:family="table-cell" style:parent-style-name="Comma" style:data-style-name="N117"/>
    <style:style style:name="ce6" style:family="table-cell" style:parent-style-name="Comma" style:data-style-name="N114"/>
  </office:automatic-styles>
  <office:body>
    <office:spreadsheet>
      <table:calculation-settings table:case-sensitive="false" table:automatic-find-labels="false" table:use-regular-expressions="false"/>
      <table:table table:name="Marciapied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Passo</text:p>
          </table:table-cell>
          <table:table-cell table:style-name="ce2" office:value-type="float" office:value="1.435" calcext:value-type="float">
            <text:p>1,435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tà dei treni</text:p>
          </table:table-cell>
          <table:table-cell table:style-name="ce2" office:value-type="float" office:value="140" calcext:value-type="float">
            <text:p>140,000 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Distanza dal binario</text:p>
          </table:table-cell>
          <table:table-cell table:style-name="ce3" office:value-type="float" office:value="0.8" calcext:value-type="float">
            <text:p>0,800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rghezza per sottopasso</text:p>
          </table:table-cell>
          <table:table-cell table:style-name="ce3" office:value-type="float" office:value="1.8" calcext:value-type="float">
            <text:p>1,800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zza</text:p>
          </table:table-cell>
          <table:table-cell table:style-name="ce3" office:value-type="float" office:value="0.55" calcext:value-type="float">
            <text:p>0,550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rghezza muretti sottopasso</text:p>
          </table:table-cell>
          <table:table-cell table:style-name="ce3" table:formula="of:=0.2*2" office:value-type="float" office:value="0.4" calcext:value-type="float">
            <text:p>0,400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rghezza per passeggeri</text:p>
          </table:table-cell>
          <table:table-cell table:style-name="ce3" table:formula="of:= 1.6 + 0.05*([.B2]-100)/10" office:value-type="float" office:value="1.8" calcext:value-type="float">
            <text:p>1,800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rghezza marciapiede 2 binari</text:p>
          </table:table-cell>
          <table:table-cell table:style-name="ce3" table:formula="of:=[.B8]*2+[.B5]+[.B7]" office:value-type="float" office:value="5.8" calcext:value-type="float">
            <text:p>5,800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reasse binari</text:p>
          </table:table-cell>
          <table:table-cell table:style-name="ce3" table:formula="of:=[.B10]+[.B4]*2+[.B1]" office:value-type="float" office:value="8.835" calcext:value-type="float">
            <text:p>8,835 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Larghezza marciapiede 1 binario</text:p>
          </table:table-cell>
          <table:table-cell table:style-name="ce3" table:formula="of:=[.B5]+[.B8]+[.B7]" office:value-type="float" office:value="4" calcext:value-type="float">
            <text:p>4,000 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atoio_semplice" table:style-name="ta1">
        <table:table-column table:style-name="co4" table:default-cell-style-name="ce1"/>
        <table:table-column table:style-name="co2" table:default-cell-style-name="ce2"/>
        <table:table-column table:style-name="co5" table:default-cell-style-name="ce1"/>
        <table:table-column table:style-name="co6" table:default-cell-style-name="ce1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Passo</text:p>
          </table:table-cell>
          <table:table-cell office:value-type="float" office:value="1.435" calcext:value-type="float">
            <text:p>1,435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via</text:p>
          </table:table-cell>
          <table:table-cell office:value-type="float" office:value="2.565" calcext:value-type="float">
            <text:p>2,565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asse</text:p>
          </table:table-cell>
          <table:table-cell table:formula="of:=[.B1]+[.B2]" office:value-type="float" office:value="4" calcext:value-type="float">
            <text:p>4,000 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Raggio</text:p>
          </table:table-cell>
          <table:table-cell office:value-type="float" office:value="400" calcext:value-type="float">
            <text:p>400,000 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Raggio esterno</text:p>
          </table:table-cell>
          <table:table-cell table:formula="of:=[.B5]+[.B1]/2" office:value-type="float" office:value="400.7175" calcext:value-type="float">
            <text:p>400,718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Raggio interno</text:p>
          </table:table-cell>
          <table:table-cell table:formula="of:=[.B5]-[.B1]/2" office:value-type="float" office:value="399.2825" calcext:value-type="float">
            <text:p>399,283 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Coseno al cuore</text:p>
          </table:table-cell>
          <table:table-cell table:style-name="ce4" table:formula="of:=[.B8]/[.B7]" office:value-type="float" office:value="0.996418923555872" calcext:value-type="float">
            <text:p>0,996419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Angolo al cuore</text:p>
          </table:table-cell>
          <table:table-cell table:style-name="ce4" table:formula="of:=ACOS([.B10])" office:value-type="float" office:value="0.0846547794157981" calcext:value-type="float">
            <text:p>0,084655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Seno al cuore</text:p>
          </table:table-cell>
          <table:table-cell table:style-name="ce4" table:formula="of:=SQRT(1-[.B10]^2)" office:value-type="float" office:value="0.0845537035247878" calcext:value-type="float">
            <text:p>0,084554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Tan al cuore</text:p>
          </table:table-cell>
          <table:table-cell table:style-name="ce4" table:formula="of:=[.B12]/[.B10]" office:value-type="float" office:value="0.0848575850236215" calcext:value-type="float">
            <text:p>0,084858</text:p>
          </table:table-cell>
          <table:table-cell table:style-name="ce2"/>
          <table:table-cell table:number-columns-repeated="1021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Distanza cuore</text:p>
          </table:table-cell>
          <table:table-cell table:formula="of:=[.B7]*[.B12]" office:value-type="float" office:value="33.8821486921942" calcext:value-type="float">
            <text:p>33,882 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Tratta deviata rettilinea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Distanza centrale inizio</text:p>
          </table:table-cell>
          <table:table-cell table:formula="of:=[.B5]*[.B12]" office:value-type="float" office:value="33.8214814099151" calcext:value-type="float">
            <text:p>33,821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asse al cuore</text:p>
          </table:table-cell>
          <table:table-cell table:formula="of:=[.B5]*(1-[.B10])" office:value-type="float" office:value="1.43243057765128" calcext:value-type="float">
            <text:p>1,432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asse mancante</text:p>
          </table:table-cell>
          <table:table-cell table:formula="of:=[.B3]-[.B19]*2" office:value-type="float" office:value="1.13513884469744" calcext:value-type="float">
            <text:p>1,135 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Lunghezza</text:p>
          </table:table-cell>
          <table:table-cell table:formula="of:=[.B20]/[.B12]" office:value-type="float" office:value="13.4250635676138" calcext:value-type="float">
            <text:p>13,425 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Distanza tratta</text:p>
          </table:table-cell>
          <table:table-cell table:formula="of:=[.B20]/[.B13]" office:value-type="float" office:value="13.3769873887109" calcext:value-type="float">
            <text:p>13,377 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Lunghezza di scambio</text:p>
          </table:table-cell>
          <table:table-cell table:formula="of:=[.B18]*2+[.B22]" office:value-type="float" office:value="81.0199502085411" calcext:value-type="float">
            <text:p>81,020 </text:p>
          </table:table-cell>
          <table:table-cell table:style-name="ce2"/>
          <table:table-cell table:number-columns-repeated="1021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viatoio con marciapiede" table:style-name="ta2">
        <table:table-column table:style-name="co4" table:default-cell-style-name="ce1"/>
        <table:table-column table:style-name="co7" table:default-cell-style-name="ce2"/>
        <table:table-row table:style-name="ro2">
          <table:table-cell office:value-type="string" calcext:value-type="string">
            <text:p>Passo</text:p>
          </table:table-cell>
          <table:table-cell office:value-type="float" office:value="1.435" calcext:value-type="float">
            <text:p>1,435 </text:p>
          </table:table-cell>
        </table:table-row>
        <table:table-row table:style-name="ro2">
          <table:table-cell office:value-type="string" calcext:value-type="string">
            <text:p>Intervia</text:p>
          </table:table-cell>
          <table:table-cell/>
        </table:table-row>
        <table:table-row table:style-name="ro2">
          <table:table-cell office:value-type="string" calcext:value-type="string">
            <text:p>Interasse</text:p>
          </table:table-cell>
          <table:table-cell office:value-type="float" office:value="8.835" calcext:value-type="float">
            <text:p>8,835 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aggio</text:p>
          </table:table-cell>
          <table:table-cell office:value-type="float" office:value="400" calcext:value-type="float">
            <text:p>400,000 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aggio esterno</text:p>
          </table:table-cell>
          <table:table-cell table:formula="of:=[.B5]+[.B1]/2" office:value-type="float" office:value="400.7175" calcext:value-type="float">
            <text:p>400,718 </text:p>
          </table:table-cell>
        </table:table-row>
        <table:table-row table:style-name="ro2">
          <table:table-cell office:value-type="string" calcext:value-type="string">
            <text:p>Raggio interno</text:p>
          </table:table-cell>
          <table:table-cell table:formula="of:=[.B5]-[.B1]/2" office:value-type="float" office:value="399.2825" calcext:value-type="float">
            <text:p>399,283 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oseno al cuore</text:p>
          </table:table-cell>
          <table:table-cell table:style-name="ce4" table:formula="of:=[.B8]/[.B7]" office:value-type="float" office:value="0.996418923555872" calcext:value-type="float">
            <text:p>0,996419</text:p>
          </table:table-cell>
        </table:table-row>
        <table:table-row table:style-name="ro2">
          <table:table-cell office:value-type="string" calcext:value-type="string">
            <text:p>Angolo al cuore</text:p>
          </table:table-cell>
          <table:table-cell table:style-name="ce4" table:formula="of:=ACOS([.B10])" office:value-type="float" office:value="0.0846547794157981" calcext:value-type="float">
            <text:p>0,084655</text:p>
          </table:table-cell>
        </table:table-row>
        <table:table-row table:style-name="ro2">
          <table:table-cell office:value-type="string" calcext:value-type="string">
            <text:p>Seno al cuore</text:p>
          </table:table-cell>
          <table:table-cell table:style-name="ce4" table:formula="of:=SQRT(1-[.B10]^2)" office:value-type="float" office:value="0.0845537035247878" calcext:value-type="float">
            <text:p>0,084554</text:p>
          </table:table-cell>
        </table:table-row>
        <table:table-row table:style-name="ro2">
          <table:table-cell office:value-type="string" calcext:value-type="string">
            <text:p>Tan al cuore</text:p>
          </table:table-cell>
          <table:table-cell table:style-name="ce4" table:formula="of:=[.B12]/[.B10]" office:value-type="float" office:value="0.0848575850236215" calcext:value-type="float">
            <text:p>0,08485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istanza cuore</text:p>
          </table:table-cell>
          <table:table-cell table:formula="of:=[.B7]*[.B12]" office:value-type="float" office:value="33.8821486921942" calcext:value-type="float">
            <text:p>33,882 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ratta deviata rettilinea</text:p>
          </table:table-cell>
          <table:table-cell/>
        </table:table-row>
        <table:table-row table:style-name="ro2">
          <table:table-cell office:value-type="string" calcext:value-type="string">
            <text:p>Distanza centrale inizio</text:p>
          </table:table-cell>
          <table:table-cell table:formula="of:=[.B5]*[.B12]" office:value-type="float" office:value="33.8214814099151" calcext:value-type="float">
            <text:p>33,821 </text:p>
          </table:table-cell>
        </table:table-row>
        <table:table-row table:style-name="ro2">
          <table:table-cell office:value-type="string" calcext:value-type="string">
            <text:p>Interasse al cuore</text:p>
          </table:table-cell>
          <table:table-cell table:formula="of:=[.B5]*(1-[.B10])" office:value-type="float" office:value="1.43243057765128" calcext:value-type="float">
            <text:p>1,432 </text:p>
          </table:table-cell>
        </table:table-row>
        <table:table-row table:style-name="ro2">
          <table:table-cell office:value-type="string" calcext:value-type="string">
            <text:p>Interasse mancante</text:p>
          </table:table-cell>
          <table:table-cell table:formula="of:=[.B3]-[.B19]*2" office:value-type="float" office:value="5.97013884469745" calcext:value-type="float">
            <text:p>5,970 </text:p>
          </table:table-cell>
        </table:table-row>
        <table:table-row table:style-name="ro2">
          <table:table-cell office:value-type="string" calcext:value-type="string">
            <text:p>Lunghezza</text:p>
          </table:table-cell>
          <table:table-cell table:formula="of:=[.B20]/[.B12]" office:value-type="float" office:value="70.6076563866565" calcext:value-type="float">
            <text:p>70,608 </text:p>
          </table:table-cell>
        </table:table-row>
        <table:table-row table:style-name="ro2">
          <table:table-cell office:value-type="string" calcext:value-type="string">
            <text:p>Distanza tratta</text:p>
          </table:table-cell>
          <table:table-cell table:formula="of:=[.B20]/[.B13]" office:value-type="float" office:value="70.3548049715952" calcext:value-type="float">
            <text:p>70,355 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unghezza di scambio</text:p>
          </table:table-cell>
          <table:table-cell table:formula="of:=[.B18]*2+[.B22]" office:value-type="float" office:value="137.997767791425" calcext:value-type="float">
            <text:p>137,998 </text:p>
          </table:table-cell>
        </table:table-row>
        <table:table-row table:style-name="ro2">
          <table:table-cell table:number-columns-repeated="2"/>
        </table:table-row>
      </table:table>
      <table:table table:name="Deviatoio_inglese" table:style-name="ta1"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Passo</text:p>
          </table:table-cell>
          <table:table-cell table:style-name="ce2" office:value-type="float" office:value="1.435" calcext:value-type="float">
            <text:p>1,435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via</text:p>
          </table:table-cell>
          <table:table-cell table:style-name="ce2" office:value-type="float" office:value="2.565" calcext:value-type="float">
            <text:p>2,565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asse</text:p>
          </table:table-cell>
          <table:table-cell table:style-name="ce2" table:formula="of:=[.B1]+[.B2]" office:value-type="float" office:value="4" calcext:value-type="float">
            <text:p>4,000 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Raggio</text:p>
          </table:table-cell>
          <table:table-cell table:style-name="ce2" office:value-type="float" office:value="400" calcext:value-type="float">
            <text:p>400,000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Tangente</text:p>
          </table:table-cell>
          <table:table-cell table:style-name="ce2" office:value-type="float" office:value="0.074" calcext:value-type="float">
            <text:p>0,074 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Angolo di uscita</text:p>
          </table:table-cell>
          <table:table-cell table:style-name="ce2" table:formula="of:=ATAN([.B6])" office:value-type="float" office:value="0.0738653674061214" calcext:value-type="float">
            <text:p>0,074 </text:p>
          </table:table-cell>
          <table:table-cell table:style-name="ce2" table:formula="of:=DEGREES([.B8])" office:value-type="float" office:value="4.23217380455395" calcext:value-type="float">
            <text:p>4,232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o</text:p>
          </table:table-cell>
          <table:table-cell table:style-name="ce2" table:formula="of:=[.B6]/SQRT(1+[.B6]^2)" office:value-type="float" office:value="0.0737982163483143" calcext:value-type="float">
            <text:p>0,074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Coseno</text:p>
          </table:table-cell>
          <table:table-cell table:style-name="ce6" table:formula="of:=1/SQRT(1+[.B6]^2)" office:value-type="float" office:value="0.99727319389614" calcext:value-type="float">
            <text:p>0,9973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Lunghezza curva</text:p>
          </table:table-cell>
          <table:table-cell table:style-name="ce2" table:formula="of:=[.B5]*[.B8]" office:value-type="float" office:value="29.5461469624485" calcext:value-type="float">
            <text:p>29,546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Raggio esterno</text:p>
          </table:table-cell>
          <table:table-cell table:style-name="ce2" table:formula="of:=[.B5]+[.B1]/2" office:value-type="float" office:value="400.7175" calcext:value-type="float">
            <text:p>400,718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Raggio interno</text:p>
          </table:table-cell>
          <table:table-cell table:style-name="ce2" table:formula="of:=[.B5]-[.B1]/2" office:value-type="float" office:value="399.2825" calcext:value-type="float">
            <text:p>399,283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Distanza curva</text:p>
          </table:table-cell>
          <table:table-cell table:style-name="ce2" table:formula="of:=[.B12]*[.B9]" office:value-type="float" office:value="29.5722367595556" calcext:value-type="float">
            <text:p>29,572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via in fine curva</text:p>
          </table:table-cell>
          <table:table-cell table:style-name="ce2" table:formula="of:=[.B12]*(1-[.B10])-[.B1]" office:value-type="float" office:value="-0.342321075076346" calcext:value-type="float">
            <text:p>-0,342 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Coseno al cuore</text:p>
          </table:table-cell>
          <table:table-cell table:style-name="ce6" table:formula="of:=[.B13]/[.B12]" office:value-type="float" office:value="0.996418923555872" calcext:value-type="float">
            <text:p>0,9964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Angolo al cuore</text:p>
          </table:table-cell>
          <table:table-cell table:style-name="ce2" table:formula="of:=ACOS([.B17])" office:value-type="float" office:value="0.0846547794157981" calcext:value-type="float">
            <text:p>0,085 </text:p>
          </table:table-cell>
          <table:table-cell table:style-name="ce2" table:formula="of:=DEGREES([.B18])" office:value-type="float" office:value="4.85036157613619" calcext:value-type="float">
            <text:p>4,85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o al cuore</text:p>
          </table:table-cell>
          <table:table-cell table:style-name="ce2" table:formula="of:=SIN([.B18])" office:value-type="float" office:value="0.0845537035247877" calcext:value-type="float">
            <text:p>0,085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Distanza cuore</text:p>
          </table:table-cell>
          <table:table-cell table:style-name="ce2" table:formula="of:=[.B12]*[.B19]" office:value-type="float" office:value="33.8821486921941" calcext:value-type="float">
            <text:p>33,882 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Tratta deviata rettilinea di raccordo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Distanza centrale inizio</text:p>
          </table:table-cell>
          <table:table-cell table:style-name="ce2" table:formula="of:=[.B5]*[.B19]" office:value-type="float" office:value="33.8214814099151" calcext:value-type="float">
            <text:p>33,821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asse al cuore</text:p>
          </table:table-cell>
          <table:table-cell table:style-name="ce2" table:formula="of:=[.B5]*(1-[.B17])" office:value-type="float" office:value="1.43243057765128" calcext:value-type="float">
            <text:p>1,432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asse mancante</text:p>
          </table:table-cell>
          <table:table-cell table:style-name="ce2" table:formula="of:=[.B3]/2-[.B24]" office:value-type="float" office:value="0.567569422348722" calcext:value-type="float">
            <text:p>0,568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Lunghezza</text:p>
          </table:table-cell>
          <table:table-cell table:style-name="ce2" table:formula="of:=[.B25]/[.B19]*2" office:value-type="float" office:value="13.4250635676138" calcext:value-type="float">
            <text:p>13,425 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Tratta diretta con raccordo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Lunghezza</text:p>
          </table:table-cell>
          <table:table-cell table:style-name="ce2" table:formula="of:=([.B23]+[.B25]*[.B17]/[.B19]) * 2" office:value-type="float" office:value="81.0199502085411" calcext:value-type="float">
            <text:p>81,020 </text:p>
          </table:table-cell>
          <table:table-cell table:style-name="ce2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2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103">
      <number:number number:decimal-places="2" number:min-integer-digits="1" number:grouping="true"/>
      <number:text> </number:text>
    </number:number-style>
    <number:number-style style:name="N104">
      <number:text>-</number:text>
      <number:number number:decimal-places="2" number:min-integer-digits="1" number:grouping="true"/>
      <number:text> </number:text>
    </number:number-style>
    <number:number-style style:name="N105">
      <number:text> -</number:text>
      <number:number number:decimal-places="0" number:min-integer-digits="2"/>
      <number:text> </number:text>
    </number:number-style>
    <number:number-style style:name="N109">
      <number:number number:decimal-places="3" number:min-integer-digits="1" number:grouping="true"/>
      <number:text> </number:text>
    </number:number-style>
    <number:number-style style:name="N110">
      <number:text>-</number:text>
      <number:number number:decimal-places="3" number:min-integer-digits="1" number:grouping="true"/>
      <number:text> </number:text>
    </number:number-style>
    <number:number-style style:name="N111P0" style:volatile="true">
      <number:number number:decimal-places="3" number:min-integer-digits="1" number:grouping="true"/>
      <number:text> </number:text>
    </number:number-style>
    <number:number-style style:name="N111P1" style:volatile="true">
      <number:text>-</number:text>
      <number:number number:decimal-places="3" number:min-integer-digits="1" number:grouping="true"/>
      <number:text> </number:text>
    </number:number-style>
    <number:number-style style:name="N111P2" style:volatile="true">
      <number:text> -</number:text>
      <number:number number: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 number:grouping="true"/>
      <number:text> </number:text>
    </number:number-style>
    <number:number-style style:name="N113">
      <number:text>-</number:text>
      <number:number number:decimal-places="4" number:min-integer-digits="1" number:grouping="true"/>
      <number:text> </number:text>
    </number:number-style>
    <number:number-style style:name="N114P0" style:volatile="true">
      <number:number number:decimal-places="4" number:min-integer-digits="1" number:grouping="true"/>
      <number:text> </number:text>
    </number:number-style>
    <number:number-style style:name="N114P1" style:volatile="true">
      <number:text>-</number:text>
      <number:number number:decimal-places="4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3" number:min-integer-digits="1" number:grouping="true"/>
    </number:number-style>
    <number:number-style style:name="N116">
      <number:number number:decimal-places="4" number:min-integer-digits="1" number:grouping="true"/>
    </number:number-style>
    <number:number-style style:name="N117">
      <number:number number:decimal-places="5" number:min-integer-digits="1" number:grouping="true"/>
    </number:number-style>
    <number:number-style style:name="N118">
      <number:number number:decimal-places="6" number:min-integer-digits="1" number:grouping="true"/>
    </number:number-style>
    <number:number-style style:name="N119">
      <number:number number:decimal-places="1" number:min-integer-digits="1" number:grouping="true"/>
    </number:number-style>
    <number:number-style style:name="N120">
      <number:number number:decimal-places="7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 style:data-style-name="N2" text:time-value="09:25:29.94556782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us00852</meta:initial-creator>
    <meta:creation-date>2015-09-04T07:42:14Z</meta:creation-date>
    <dc:date>2015-09-09T11:48:41.538812421</dc:date>
    <meta:editing-duration>P2DT6H15M19S</meta:editing-duration>
    <meta:editing-cycles>6</meta:editing-cycles>
    <meta:document-statistic meta:table-count="4" meta:cell-count="137" meta:object-count="0"/>
  </office:meta>
</office:document-meta>
</file>